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970000006993319AFA2EB12AA2.jpg" manifest:media-type="image/jpeg"/>
  <manifest:file-entry manifest:full-path="Pictures/10000000000002580000038487FDF139E3432913.jpg" manifest:media-type="image/jpeg"/>
  <manifest:file-entry manifest:full-path="Pictures/10000000000001BD000001ADD0DCCDDCACBB5298.jpg" manifest:media-type="image/jpeg"/>
  <manifest:file-entry manifest:full-path="Pictures/1000000000000BB800000BB8E6F20862C5AEE10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9598" draw:opacity="100%" draw:textarea-horizontal-align="justify" draw:textarea-vertical-align="middle" draw:auto-grow-height="false" fo:min-height="0cm" fo:min-width="0.2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9598" draw:opacity="10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953cm" svg:height="7.43cm" svg:x="1.127cm" svg:y="8.747cm">
          <draw:image xlink:href="Pictures/10000000000002580000038487FDF139E3432913.jpg" xlink:type="simple" xlink:show="embed" xlink:actuate="onLoad">
            <text:p/>
          </draw:image>
        </draw:frame>
        <draw:frame draw:style-name="gr1" draw:text-style-name="P1" draw:layer="layout" svg:width="5.334cm" svg:height="5.334cm" svg:x="7.223cm" svg:y="9.509cm">
          <draw:image xlink:href="Pictures/1000000000000BB800000BB8E6F20862C5AEE10D.jpg" xlink:type="simple" xlink:show="embed" xlink:actuate="onLoad">
            <text:p/>
          </draw:image>
        </draw:frame>
        <draw:custom-shape draw:style-name="gr2" draw:text-style-name="P2" draw:layer="layout" svg:width="0.889cm" svg:height="0.381cm" svg:x="6.207cm" svg:y="11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223cm" svg:height="6cm" svg:x="13.954cm" svg:y="7.477cm">
          <draw:image xlink:href="Pictures/10000000000001BD000001ADD0DCCDDCACBB5298.jpg" xlink:type="simple" xlink:show="embed" xlink:actuate="onLoad">
            <text:p/>
          </draw:image>
        </draw:frame>
        <draw:frame draw:style-name="gr1" draw:text-style-name="P1" draw:layer="layout" svg:width="3.834cm" svg:height="2.666cm" svg:x="14.97cm" svg:y="14.209cm">
          <draw:image xlink:href="Pictures/10000000000000970000006993319AFA2EB12AA2.jpg" xlink:type="simple" xlink:show="embed" xlink:actuate="onLoad">
            <text:p/>
          </draw:image>
        </draw:frame>
        <draw:custom-shape draw:style-name="gr2" draw:text-style-name="P2" draw:layer="layout" svg:width="0.889cm" svg:height="0.381cm" svg:x="6.207cm" svg:y="11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0.889cm" svg:height="0.381cm" svg:x="12.811cm" svg:y="11.033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5T22:30:36.205461608</meta:creation-date>
    <dc:date>2018-07-16T23:43:41.604936816</dc:date>
    <meta:editing-duration>PT17M28S</meta:editing-duration>
    <meta:editing-cycles>5</meta:editing-cycles>
    <meta:generator>LibreOffice/6.0.3.2$Linux_X86_64 LibreOffice_project/00m0$Build-2</meta:generator>
    <meta:document-statistic meta:object-count="7"/>
  </office:meta>
</office:document-meta>
</file>